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3.25cm" fo:min-width="0cm"/>
    </style:style>
    <style:style style:name="gr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6" style:family="graphic" style:parent-style-name="objectwithoutfill">
      <style:graphic-properties draw:stroke="dash" draw:stroke-dash="Fine_20_Dashed"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0cm"/>
    </style:style>
    <style:style style:name="gr10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1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0cm"/>
    </style:style>
    <style:style style:name="gr14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7.1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7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9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0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22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gr23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25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000000" draw:marker-start="" draw:marker-end="Arrow" draw:marker-end-width="0.2cm" draw:fill="none" draw:textarea-vertical-align="middle"/>
    </style:style>
    <style:style style:name="gr27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solid" draw:fill-color="#ffffff"/>
      <style:paragraph-properties fo:text-align="center"/>
      <style:text-properties fo:font-size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.5pt" style:font-size-asian="20pt" style:font-size-complex="20pt"/>
    </style:style>
    <style:style style:name="T6" style:family="text">
      <style:text-properties fo:font-size="9pt" style:font-size-asian="16pt" style:font-size-complex="16pt"/>
    </style:style>
    <style:style style:name="T7" style:family="text">
      <style:text-properties fo:font-size="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cm" svg:y="1cm">
          <text:p text:style-name="P1"><text:span text:style-name="T1">fra_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3cm" svg:y="1cm">
          <text:p text:style-name="P1"><text:span text:style-name="T2">FRA </text:span></text:p>
          <text:p text:style-name="P1"><text:span text:style-name="T2">Testback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9cm" svg:y="1cm">
          <text:p text:style-name="P1"><text:span text:style-name="T2">FRA </text:span></text:p>
          <text:p text:style-name="P1"><text:span text:style-name="T2">Middle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5cm" svg:y="1cm">
          <text:p text:style-name="P1"><text:span text:style-name="T1">FRA Bibliothe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7cm" svg:y="1cm">
          <text:p text:style-name="P1"><text:span text:style-name="T1">Virtuelle </text:span></text:p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5cm" svg:y1="2cm" svg:x2="2.5cm" svg:y2="17cm">
          <text:p/>
        </draw:line>
        <draw:line draw:style-name="gr3" draw:text-style-name="P4" draw:layer="layout" svg:x1="18.5cm" svg:y1="2cm" svg:x2="18.5cm" svg:y2="17cm">
          <text:p/>
        </draw:line>
        <draw:line draw:style-name="gr3" draw:text-style-name="P4" draw:layer="layout" svg:x1="14.5cm" svg:y1="2cm" svg:x2="14.5cm" svg:y2="17cm">
          <text:p/>
        </draw:line>
        <draw:line draw:style-name="gr3" draw:text-style-name="P4" draw:layer="layout" svg:x1="10.5cm" svg:y1="2cm" svg:x2="10.5cm" svg:y2="17cm">
          <text:p/>
        </draw:line>
        <draw:line draw:style-name="gr3" draw:text-style-name="P4" draw:layer="layout" svg:x1="6.5cm" svg:y1="2cm" svg:x2="6.5cm" svg:y2="17cm">
          <text:p/>
        </draw:line>
        <draw:custom-shape draw:style-name="gr4" draw:text-style-name="P3" draw:layer="layout" svg:width="0.4cm" svg:height="13.5cm" svg:x="2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7cm" svg:y1="3.3cm" svg:x2="14.3cm" svg:y2="3.3cm">
          <text:p text:style-name="P1"><text:span text:style-name="T3">fra_test_init(„test_xbar“, „xbar“, 2)</text:span></text:p>
          <text:p text:style-name="P1"><text:span text:style-name="T3"/></text:p>
        </draw:line>
        <draw:line draw:style-name="gr6" draw:text-style-name="P5" draw:layer="layout" svg:x1="2.7cm" svg:y1="4.1cm" svg:x2="14.3cm" svg:y2="4.1cm">
          <text:p/>
        </draw:line>
        <draw:line draw:style-name="gr5" draw:text-style-name="P5" draw:layer="layout" svg:x1="2.7cm" svg:y1="5.6cm" svg:x2="10.3cm" svg:y2="5.6cm">
          <text:p text:style-name="P1"><text:span text:style-name="T4">fra_init(&amp;handle, name, backend, ...) </text:span><text:span text:style-name="T5"><text:s text:c="16"/></text:span></text:p>
          <text:p text:style-name="P1"><text:span text:style-name="T3"/></text:p>
        </draw:line>
        <draw:custom-shape draw:style-name="gr7" draw:text-style-name="P6" draw:layer="layout" svg:width="0.4cm" svg:height="2.9cm" svg:x="10.3cm" svg:y="5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7cm" svg:y1="8.5cm" svg:x2="10.3cm" svg:y2="8.5cm">
          <text:p/>
        </draw:line>
        <draw:custom-shape draw:style-name="gr8" draw:text-style-name="P6" draw:layer="layout" svg:width="0.4cm" svg:height="0.8cm" svg:x="14.3cm" svg:y="3.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7cm" svg:y1="3.5cm" svg:x2="18.5cm" svg:y2="3.5cm">
          <text:p text:style-name="P1"><text:span text:style-name="T3">test_xbar</text:span></text:p>
          <text:p text:style-name="P1"><text:span text:style-name="T3">anlegen</text:span></text:p>
          <text:p text:style-name="P1"><text:span text:style-name="T3"/></text:p>
          <text:p text:style-name="P1"><text:span text:style-name="T3"/></text:p>
        </draw:line>
        <draw:custom-shape draw:style-name="gr9" draw:text-style-name="P6" draw:layer="layout" svg:width="0.4cm" svg:height="2.4cm" svg:x="14.3cm" svg:y="5.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7cm" svg:y1="5.8cm" svg:x2="14.3cm" svg:y2="5.8cm">
          <text:p text:style-name="P1"><text:span text:style-name="T3">fra_test_open</text:span></text:p>
          <text:p text:style-name="P1"><text:span text:style-name="T3"/></text:p>
        </draw:line>
        <draw:line draw:style-name="gr10" draw:text-style-name="P8" draw:layer="layout" svg:x1="10.7cm" svg:y1="6.2cm" svg:x2="14.3cm" svg:y2="6.2cm">
          <text:p text:style-name="P7"><text:span text:style-name="T3">*test_xbar</text:span></text:p>
          <text:p text:style-name="P1"><text:span text:style-name="T3"/></text:p>
        </draw:line>
        <draw:line draw:style-name="gr5" draw:text-style-name="P5" draw:layer="layout" svg:x1="10.7cm" svg:y1="6.9cm" svg:x2="14.3cm" svg:y2="6.9cm">
          <text:p text:style-name="P1"><text:span text:style-name="T3">fra_test_hello</text:span></text:p>
          <text:p text:style-name="P1"><text:span text:style-name="T3"/></text:p>
        </draw:line>
        <draw:line draw:style-name="gr6" draw:text-style-name="P5" draw:layer="layout" svg:x1="10.7cm" svg:y1="7.1cm" svg:x2="14.3cm" svg:y2="7.1cm">
          <text:p/>
        </draw:line>
        <draw:line draw:style-name="gr5" draw:text-style-name="P5" draw:layer="layout" svg:x1="10.7cm" svg:y1="7.7cm" svg:x2="14.3cm" svg:y2="7.7cm">
          <text:p text:style-name="P1"><text:span text:style-name="T3">fra_test_get_id</text:span></text:p>
          <text:p text:style-name="P1"><text:span text:style-name="T3"/></text:p>
        </draw:line>
        <draw:line draw:style-name="gr11" draw:text-style-name="P8" draw:layer="layout" svg:x1="10.7cm" svg:y1="8.2cm" svg:x2="14.3cm" svg:y2="8.2cm">
          <text:p text:style-name="P7"><text:span text:style-name="T3">„</text:span><text:span text:style-name="T3">test_xbar“, „xbar“</text:span></text:p>
          <text:p text:style-name="P1"><text:span text:style-name="T3"/></text:p>
        </draw:line>
        <draw:line draw:style-name="gr5" draw:text-style-name="P5" draw:layer="layout" svg:x1="14.7cm" svg:y1="7.9cm" svg:x2="18.5cm" svg:y2="7.9cm">
          <text:p text:style-name="P1"><text:span text:style-name="T3">test_xbar</text:span></text:p>
          <text:p text:style-name="P1"><text:span text:style-name="T3">auslesen</text:span></text:p>
          <text:p text:style-name="P1"><text:span text:style-name="T3"/></text:p>
          <text:p text:style-name="P1"><text:span text:style-name="T3"/></text:p>
        </draw:line>
        <draw:custom-shape draw:style-name="gr12" draw:text-style-name="P6" draw:layer="layout" svg:width="0.4cm" svg:height="1.8cm" svg:x="6.3cm" svg:y="10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0cm" svg:x2="6.3cm" svg:y2="10cm">
          <text:p text:style-name="P1"><text:span text:style-name="T3">fra_xbar(&amp;handle,...)</text:span></text:p>
          <text:p text:style-name="P1"><text:span text:style-name="T3"/></text:p>
        </draw:line>
        <draw:custom-shape draw:style-name="gr13" draw:text-style-name="P6" draw:layer="layout" svg:width="0.4cm" svg:height="1.3cm" svg:x="10.3cm" svg:y="10.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7cm" svg:y1="10.2cm" svg:x2="10.3cm" svg:y2="10.2cm">
          <text:p text:style-name="P1"><text:span text:style-name="T6">fra_set_reg(&amp;handle,...)</text:span></text:p>
          <text:p text:style-name="P1"><text:span text:style-name="T3"/></text:p>
        </draw:line>
        <draw:line draw:style-name="gr5" draw:text-style-name="P5" draw:layer="layout" svg:x1="10.7cm" svg:y1="10.4cm" svg:x2="14.3cm" svg:y2="10.4cm">
          <text:p text:style-name="P1"><text:span text:style-name="T7">fra_set_test_reg(&amp;handle, ...)</text:span></text:p>
          <text:p text:style-name="P1"><text:span text:style-name="T3"/></text:p>
        </draw:line>
        <draw:line draw:style-name="gr5" draw:text-style-name="P5" draw:layer="layout" svg:x1="14.7cm" svg:y1="10.6cm" svg:x2="18.5cm" svg:y2="10.6cm">
          <text:p text:style-name="P1"><text:span text:style-name="T3">test_xbar</text:span></text:p>
          <text:p text:style-name="P1"><text:span text:style-name="T3">schreiben</text:span></text:p>
          <text:p text:style-name="P1"><text:span text:style-name="T3"/></text:p>
          <text:p text:style-name="P1"><text:span text:style-name="T3"/></text:p>
        </draw:line>
        <draw:line draw:style-name="gr6" draw:text-style-name="P5" draw:layer="layout" svg:x1="10.7cm" svg:y1="11.2cm" svg:x2="14.3cm" svg:y2="11.2cm">
          <text:p/>
        </draw:line>
        <draw:custom-shape draw:style-name="gr8" draw:text-style-name="P6" draw:layer="layout" svg:width="0.4cm" svg:height="0.8cm" svg:x="14.3cm" svg:y="10.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11.5cm" svg:x2="10.3cm" svg:y2="11.5cm">
          <text:p/>
        </draw:line>
        <draw:line draw:style-name="gr6" draw:text-style-name="P5" draw:layer="layout" svg:x1="2.7cm" svg:y1="11.8cm" svg:x2="6.3cm" svg:y2="11.8cm">
          <text:p/>
        </draw:line>
        <draw:custom-shape draw:style-name="gr8" draw:text-style-name="P6" draw:layer="layout" svg:width="0.4cm" svg:height="0.8cm" svg:x="14.3cm" svg:y="15.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5.7cm" svg:x2="14.3cm" svg:y2="15.7cm">
          <text:p text:style-name="P1"><text:span text:style-name="T3">fra_test_deinit()</text:span></text:p>
          <text:p text:style-name="P1"><text:span text:style-name="T3"/></text:p>
        </draw:line>
        <draw:line draw:style-name="gr5" draw:text-style-name="P5" draw:layer="layout" svg:x1="14.7cm" svg:y1="15.9cm" svg:x2="18.5cm" svg:y2="15.9cm">
          <text:p text:style-name="P1"><text:span text:style-name="T3">alle auflösen</text:span></text:p>
          <text:p text:style-name="P1"><text:span text:style-name="T3"/></text:p>
        </draw:line>
        <draw:line draw:style-name="gr6" draw:text-style-name="P5" draw:layer="layout" svg:x1="2.7cm" svg:y1="16.5cm" svg:x2="14.3cm" svg:y2="16.5cm">
          <text:p/>
        </draw:line>
        <draw:line draw:style-name="gr5" draw:text-style-name="P5" draw:layer="layout" svg:x1="14.7cm" svg:y1="6cm" svg:x2="18.5cm" svg:y2="6cm">
          <text:p text:style-name="P1"><text:span text:style-name="T3">test_xbar</text:span></text:p>
          <text:p text:style-name="P1"><text:span text:style-name="T3">öffnen</text:span></text:p>
          <text:p text:style-name="P1"><text:span text:style-name="T3"/></text:p>
          <text:p text:style-name="P1"><text:span text:style-name="T3"/></text:p>
        </draw:line>
        <draw:custom-shape draw:style-name="gr12" draw:text-style-name="P6" draw:layer="layout" svg:width="0.4cm" svg:height="1.8cm" svg:x="6.3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4cm" svg:height="0.8cm" svg:x="14.3cm" svg:y="13.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3.3cm" svg:x2="14.3cm" svg:y2="13.3cm">
          <text:p text:style-name="P1"><text:span text:style-name="T3">fra_test_check(&amp;handle, num, soll) </text:span></text:p>
          <text:p text:style-name="P1"><text:span text:style-name="T3"/></text:p>
        </draw:line>
        <draw:line draw:style-name="gr5" draw:text-style-name="P5" draw:layer="layout" svg:x1="14.7cm" svg:y1="13.5cm" svg:x2="18.5cm" svg:y2="13.5cm">
          <text:p text:style-name="P1"><text:span text:style-name="T3">test_xbar</text:span></text:p>
          <text:p text:style-name="P1"><text:span text:style-name="T3">auslesen</text:span></text:p>
          <text:p text:style-name="P1"><text:span text:style-name="T3"/></text:p>
          <text:p text:style-name="P1"><text:span text:style-name="T3"/></text:p>
        </draw:line>
        <draw:line draw:style-name="gr14" draw:text-style-name="P8" draw:layer="layout" svg:x1="2.7cm" svg:y1="14.1cm" svg:x2="14.3cm" svg:y2="14.1cm">
          <text:p text:style-name="P7"><text:span text:style-name="T3">Fehleranzahl</text:span></text:p>
          <text:p text:style-name="P1"><text:span text:style-name="T3"/></text:p>
        </draw:line>
      </draw:page>
      <draw:page draw:name="page2" draw:style-name="dp1" draw:master-page-name="Default"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cm" svg:y="1cm">
          <text:p text:style-name="P1"><text:span text:style-name="T1">FRA</text:span><text:span text:style-name="T1"><text:line-break/></text:span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cm" svg:y="1cm">
          <text:p text:style-name="P1"><text:span text:style-name="T1">Sca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5cm" svg:y="1cm">
          <text:p text:style-name="P1"><text:span text:style-name="T1">XB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cm" svg:y="1cm"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5cm" svg:y1="2cm" svg:x2="2.5cm" svg:y2="16cm">
          <text:p/>
        </draw:line>
        <draw:line draw:style-name="gr3" draw:text-style-name="P4" draw:layer="layout" svg:x1="18.5cm" svg:y1="2cm" svg:x2="18.5cm" svg:y2="16cm">
          <text:p/>
        </draw:line>
        <draw:line draw:style-name="gr3" draw:text-style-name="P4" draw:layer="layout" svg:x1="14.5cm" svg:y1="2cm" svg:x2="14.5cm" svg:y2="16cm">
          <text:p/>
        </draw:line>
        <draw:line draw:style-name="gr3" draw:text-style-name="P4" draw:layer="layout" svg:x1="10.5cm" svg:y1="2cm" svg:x2="10.5cm" svg:y2="16cm">
          <text:p/>
        </draw:line>
        <draw:line draw:style-name="gr3" draw:text-style-name="P4" draw:layer="layout" svg:x1="6.5cm" svg:y1="2cm" svg:x2="6.5cm" svg:y2="16cm">
          <text:p/>
        </draw:line>
        <draw:custom-shape draw:style-name="gr15" draw:text-style-name="P2" draw:layer="layout" svg:width="0.4cm" svg:height="7.4cm" svg:x="2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4cm" svg:height="1.4cm" svg:x="6.3cm" svg:y="3.3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6.7cm" svg:y1="3.6cm" svg:x2="14.3cm" svg:y2="3.6cm">
          <text:p text:style-name="P7"><text:span text:style-name="T3">trans_start(tid)</text:span></text:p>
          <text:p text:style-name="P1"><text:span text:style-name="T3"/></text:p>
        </draw:line>
        <draw:custom-shape draw:style-name="gr18" draw:text-style-name="P9" draw:layer="layout" svg:width="0.4cm" svg:height="0.8cm" svg:x="14.3cm" svg:y="3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4.4cm" svg:x2="14.3cm" svg:y2="4.4cm">
          <text:p/>
        </draw:line>
        <draw:line draw:style-name="gr6" draw:text-style-name="P5" draw:layer="layout" svg:x1="2.7cm" svg:y1="4.7cm" svg:x2="6.3cm" svg:y2="4.7cm">
          <text:p/>
        </draw:line>
        <draw:line draw:style-name="gr5" draw:text-style-name="P5" draw:layer="layout" svg:x1="2.7cm" svg:y1="5.3cm" svg:x2="6.3cm" svg:y2="5.3cm">
          <text:p text:style-name="P1"><text:span text:style-name="T3">set_route(1to2, tid)</text:span></text:p>
          <text:p text:style-name="P1"><text:span text:style-name="T3"/></text:p>
        </draw:line>
        <draw:custom-shape draw:style-name="gr16" draw:text-style-name="P9" draw:layer="layout" svg:width="0.4cm" svg:height="1.4cm" svg:x="6.3cm" svg:y="5.3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6.7cm" svg:y1="5.6cm" svg:x2="14.3cm" svg:y2="5.6cm">
          <text:p text:style-name="P7"><text:span text:style-name="T3">trans_add(…, tid)</text:span></text:p>
          <text:p text:style-name="P1"><text:span text:style-name="T3"/></text:p>
        </draw:line>
        <draw:custom-shape draw:style-name="gr18" draw:text-style-name="P9" draw:layer="layout" svg:width="0.4cm" svg:height="0.8cm" svg:x="14.3cm" svg:y="5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6.4cm" svg:x2="14.3cm" svg:y2="6.4cm">
          <text:p/>
        </draw:line>
        <draw:line draw:style-name="gr6" draw:text-style-name="P5" draw:layer="layout" svg:x1="2.7cm" svg:y1="6.7cm" svg:x2="6.3cm" svg:y2="6.7cm">
          <text:p/>
        </draw:line>
        <draw:line draw:style-name="gr5" draw:text-style-name="P5" draw:layer="layout" svg:x1="2.7cm" svg:y1="7.3cm" svg:x2="10.3cm" svg:y2="7.3cm">
          <text:p text:style-name="P1"><text:span text:style-name="T3">set_ratio(1:2, tid)</text:span></text:p>
          <text:p text:style-name="P1"><text:span text:style-name="T3"/></text:p>
        </draw:line>
        <draw:custom-shape draw:style-name="gr16" draw:text-style-name="P9" draw:layer="layout" svg:width="0.4cm" svg:height="1.4cm" svg:x="10.3cm" svg:y="7.3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0.7cm" svg:y1="7.6cm" svg:x2="14.3cm" svg:y2="7.6cm">
          <text:p text:style-name="P7"><text:span text:style-name="T3">trans_add(…, tid)</text:span></text:p>
          <text:p text:style-name="P1"><text:span text:style-name="T3"/></text:p>
        </draw:line>
        <draw:custom-shape draw:style-name="gr18" draw:text-style-name="P9" draw:layer="layout" svg:width="0.4cm" svg:height="0.8cm" svg:x="14.3cm" svg:y="7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7cm" svg:y1="8.4cm" svg:x2="14.3cm" svg:y2="8.4cm">
          <text:p/>
        </draw:line>
        <draw:line draw:style-name="gr6" draw:text-style-name="P5" draw:layer="layout" svg:x1="2.7cm" svg:y1="8.7cm" svg:x2="10.3cm" svg:y2="8.7cm">
          <text:p/>
        </draw:line>
        <draw:line draw:style-name="gr5" draw:text-style-name="P5" draw:layer="layout" svg:x1="2.7cm" svg:y1="9.3cm" svg:x2="6.3cm" svg:y2="9.3cm">
          <text:p text:style-name="P1"><text:span text:style-name="T3">tarns_exec_on_irq(tid)</text:span></text:p>
          <text:p text:style-name="P1"><text:span text:style-name="T3"/></text:p>
        </draw:line>
        <draw:line draw:style-name="gr6" draw:text-style-name="P5" draw:layer="layout" svg:x1="2.7cm" svg:y1="10.1cm" svg:x2="6.3cm" svg:y2="10.1cm">
          <text:p/>
        </draw:line>
        <draw:custom-shape draw:style-name="gr21" draw:text-style-name="P9" draw:layer="layout" svg:width="0.4cm" svg:height="4cm" svg:x="6.3cm" svg:y="11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4cm" svg:height="0.8cm" svg:x="6.3cm" svg:y="9.3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6.7cm" svg:y1="11.3cm" svg:x2="18.5cm" svg:y2="11.3cm">
          <text:p text:style-name="P1"><text:span text:style-name="T3">IRQ</text:span></text:p>
          <text:p text:style-name="P1"><text:span text:style-name="T3"/></text:p>
        </draw:line>
        <draw:line draw:style-name="gr23" draw:text-style-name="P8" draw:layer="layout" svg:x1="6.7cm" svg:y1="11.8cm" svg:x2="14.3cm" svg:y2="11.8cm">
          <text:p text:style-name="P7"><text:span text:style-name="T3">trans_exec(tid)</text:span></text:p>
          <text:p text:style-name="P1"><text:span text:style-name="T3"/></text:p>
        </draw:line>
        <draw:custom-shape draw:style-name="gr24" draw:text-style-name="P9" draw:layer="layout" svg:width="0.4cm" svg:height="3.2cm" svg:x="14.3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15cm" svg:x2="14.3cm" svg:y2="15cm">
          <text:p/>
        </draw:line>
        <draw:custom-shape draw:style-name="gr18" draw:text-style-name="P9" draw:layer="layout" svg:width="0.4cm" svg:height="0.8cm" svg:x="6.5cm" svg:y="12.3cm">
          <text:p/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6.9cm" svg:y1="12.3cm" svg:x2="14.3cm" svg:y2="12.3cm">
          <text:p text:style-name="P7"><text:span text:style-name="T3">exec(...)</text:span></text:p>
          <text:p text:style-name="P1"><text:span text:style-name="T3"/></text:p>
        </draw:line>
        <draw:line draw:style-name="gr26" draw:text-style-name="P5" draw:layer="layout" svg:x1="6.9cm" svg:y1="13.1cm" svg:x2="14.3cm" svg:y2="13.1cm">
          <text:p/>
        </draw:line>
        <draw:line draw:style-name="gr27" draw:text-style-name="P8" draw:layer="layout" svg:x1="10.7cm" svg:y1="13.5cm" svg:x2="14.3cm" svg:y2="13.5cm">
          <text:p text:style-name="P7"><text:span text:style-name="T3">exec(...)</text:span></text:p>
          <text:p text:style-name="P1"><text:span text:style-name="T3"/></text:p>
        </draw:line>
        <draw:line draw:style-name="gr26" draw:text-style-name="P5" draw:layer="layout" svg:x1="10.7cm" svg:y1="14.7cm" svg:x2="14.3cm" svg:y2="14.7cm">
          <text:p/>
        </draw:line>
        <draw:custom-shape draw:style-name="gr28" draw:text-style-name="P9" draw:layer="layout" svg:width="0.4cm" svg:height="1.2cm" svg:x="10.3cm" svg:y="13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9cm" svg:y1="12.7cm" svg:x2="18.5cm" svg:y2="12.7cm">
          <text:p text:style-name="P1"><text:span text:style-name="T3">reg write</text:span></text:p>
          <text:p text:style-name="P1"><text:span text:style-name="T3"/></text:p>
        </draw:line>
        <draw:line draw:style-name="gr5" draw:text-style-name="P5" draw:layer="layout" svg:x1="10.7cm" svg:y1="13.9cm" svg:x2="18.5cm" svg:y2="13.9cm">
          <text:p text:style-name="P1"><text:span text:style-name="T3">reg write</text:span></text:p>
          <text:p text:style-name="P1"><text:span text:style-name="T3"/></text:p>
        </draw:line>
        <draw:line draw:style-name="gr5" draw:text-style-name="P5" draw:layer="layout" svg:x1="10.7cm" svg:y1="14.3cm" svg:x2="18.5cm" svg:y2="14.3cm">
          <text:p text:style-name="P1"><text:span text:style-name="T3">reg write</text:span></text:p>
          <text:p text:style-name="P1"><text:span text:style-name="T3"/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46" draw:fill-image-name="Bitmap_20_1" draw:textarea-horizontal-align="cente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6:33:04.729030851</meta:creation-date>
    <dc:date>2019-11-29T11:37:59.519000000</dc:date>
    <meta:editing-duration>PT1H33M29S</meta:editing-duration>
    <meta:editing-cycles>16</meta:editing-cycles>
    <meta:generator>LibreOffice/6.3.2.2$Windows_X86_64 LibreOffice_project/98b30e735bda24bc04ab42594c85f7fd8be07b9c</meta:generator>
    <meta:print-date>2019-11-29T10:42:54.777000000</meta:print-date>
    <meta:document-statistic meta:object-count="93"/>
  </office:meta>
</office:document-meta>
</file>